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8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SIMULADO OAB 2013.1 REALIZADO EM </text:span></text:p>
      <text:p text:style-name="P1"><text:span text:style-name="T1">28 DE JUNHO DE 2013</text:span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3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<text:s/>Simulado OAB – junho/2013</text:span></text:p>
        <text:p text:style-name="MP7"><text:span text:style-name="MT3">Praia de Botafogo, 190, 8º andar, sala 918 <text:s text:c="4"/>Rio de Janeiro/RJ <text:s text:c="4"/>Brasil <text:s text:c="4"/>22250-900</text:span></text:p>
        <text:p text:style-name="MP7"><text:span text:style-name="MT3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42</meta:editing-cycles>
    <meta:print-date>2013-06-26T18:29:00</meta:print-date>
    <meta:creation-date>2012-05-02T18:59:00</meta:creation-date>
    <dc:date>2013-06-26T18:29:00</dc:date>
    <meta:editing-duration>PT25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5" meta:character-count="653" meta:non-whitespace-character-count="580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